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4909" officeooo:paragraph-rsid="00094909"/>
    </style:style>
    <style:style style:name="P2" style:family="paragraph" style:parent-style-name="Standard">
      <style:text-properties officeooo:rsid="00094909" officeooo:paragraph-rsid="000adf4f"/>
    </style:style>
    <style:style style:name="P3" style:family="paragraph" style:parent-style-name="Standard">
      <style:text-properties officeooo:rsid="000adf4f" officeooo:paragraph-rsid="000adf4f"/>
    </style:style>
    <style:style style:name="P4" style:family="paragraph" style:parent-style-name="Standard">
      <style:text-properties officeooo:rsid="000ca783" officeooo:paragraph-rsid="000ca783"/>
    </style:style>
    <style:style style:name="P5" style:family="paragraph" style:parent-style-name="Standard">
      <style:text-properties officeooo:rsid="000da4bc" officeooo:paragraph-rsid="000da4bc"/>
    </style:style>
    <style:style style:name="P6" style:family="paragraph" style:parent-style-name="Standard">
      <style:text-properties officeooo:rsid="000f8fdf" officeooo:paragraph-rsid="000f8fdf"/>
    </style:style>
    <style:style style:name="P7" style:family="paragraph" style:parent-style-name="Standard">
      <style:text-properties officeooo:rsid="000f8fdf" officeooo:paragraph-rsid="001179d9"/>
    </style:style>
    <style:style style:name="P8" style:family="paragraph" style:parent-style-name="Standard">
      <style:text-properties officeooo:rsid="001179d9" officeooo:paragraph-rsid="001179d9"/>
    </style:style>
    <style:style style:name="P9" style:family="paragraph" style:parent-style-name="Standard">
      <style:text-properties fo:font-weight="normal" officeooo:rsid="001179d9" officeooo:paragraph-rsid="001179d9" style:font-weight-asian="normal" style:font-weight-complex="normal"/>
    </style:style>
    <style:style style:name="T1" style:family="text">
      <style:text-properties officeooo:rsid="000adf4f"/>
    </style:style>
    <style:style style:name="T2" style:family="text">
      <style:text-properties officeooo:rsid="000b53b7"/>
    </style:style>
    <style:style style:name="T3" style:family="text">
      <style:text-properties officeooo:rsid="000f8fdf"/>
    </style:style>
    <style:style style:name="T4" style:family="text">
      <style:text-properties officeooo:rsid="001179d9"/>
    </style:style>
    <style:style style:name="T5" style:family="text">
      <style:text-properties fo:font-variant="normal" fo:text-transform="none" fo:color="#000000" style:text-line-through-style="none" style:text-line-through-type="none" style:font-name="Calibri" fo:font-size="12pt" fo:font-style="normal"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font-name="Calibri" fo:font-size="12pt"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Calibri" fo:font-size="12pt" fo:font-style="normal" style:text-underline-style="none" officeooo:rsid="00118bfc" style:text-blinking="false" fo:background-color="transparent" loext:char-shading-value="0"/>
    </style:style>
    <style:style style:name="T8" style:family="text">
      <style:text-properties fo:font-variant="normal" fo:text-transform="none" fo:color="#000000" style:text-line-through-style="none" style:text-line-through-type="none" style:font-name="Calibri" fo:font-size="12pt" fo:font-style="normal" style:text-underline-style="none" officeooo:rsid="0011e3ad" style:text-blinking="false" fo:background-color="transparent" loext:char-shading-value="0"/>
    </style:style>
    <style:style style:name="T9" style:family="text">
      <style:text-properties fo:font-variant="normal" fo:text-transform="none" fo:color="#000000" style:text-line-through-style="none" style:text-line-through-type="none" style:font-name="Calibri" fo:font-size="12pt" fo:font-style="normal" style:text-underline-style="none" officeooo:rsid="0013cdea" style:text-blinking="false"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dea 2 :</text:p>
      <text:p text:style-name="P2">Preferences:</text:p>
      <text:p text:style-name="P2">The ‘preference<text:span text:style-name="T2">s’</text:span> feature <text:span text:style-name="T1">is an integral part of the application itself as it has an impact on the user experience of our application. Here, as soon as the user first uses our application, is asked to make a profile for themselves or the child they are responsible for. This feature defines what sort of recipes this user will have the option to try and what sort of groups this user belongs to. </text:span></text:p>
      <text:p text:style-name="P4">Most of the recipes on the <text:span text:style-name="T3">Internet</text:span> or elsewhere have ingredients or type of meat that some people are allergic or have reservations on. This feature intends to not only incorporate all of those for every user, but also encompass these preferences and incorporate them with groups so that certain recipes can be recommended to groups (for example a family with 2 children who are allergic to nuts). Through this feature, users can be added to groups and set what type of preferences they want as far as recipes are concerned. </text:p>
      <text:p text:style-name="P4">From the main menu, a user can tap on Profiles and then select a specific user. A profile view is shown as a pop-up and their settings can be edited. The user can set different options for the ‘Menu Types’ like Classic (no restrictions), Flex, Vegan or any meat type restrictions like Kosher or Halal. They can also change avatars and add allergies or other restrictions. The specific allergies (like Dairy, Peanuts etc) are checked once tapped and the ‘recipe generator’ feature of our app will only pick recipes that do not have these marked ingredients. </text:p>
      <text:p text:style-name="P5">This feature will also have a ‘favorite foods’ <text:s/>option for the user and this personalized list will help the app prioritize certain types of recipes that might be of interest to the user. This way, a smart selection of recipes will keep the user intrigued and satisfied with what kind of recipes are being suggested.</text:p>
      <text:p text:style-name="P6">The ‘Groups’ option, as explained earlier, is designed to help families or groups make recipes together that not only caters to all the dietary needs/restrictions of the individual users in the group but also help these users share their experiences and recipes to other members of the group. We think that this interaction within groups is what will help the ‘cooking experience’ we have envisioned here.</text:p>
      <text:p text:style-name="P6"><text:s/>In order to ‘edit’ these preferences, this feature allows a security mechanism which only parents will be able to bypass through a 4 digit password after tapping the ‘edit’ button.</text:p>
      <text:p text:style-name="P7">Another sub feature here that we wanted to include was of ‘Learn More’ about allergies and restrictions. A crucial part of cooking <text:span text:style-name="T4">with children </text:span>and <text:span text:style-name="T4">making the experience more child friendly is to make them aware of their allergies and restrictions. For this, we propose a popup with flippable cards that will explain the children of their allergies and restrictions. </text:span></text:p>
      <text:p text:style-name="P7"><text:span text:style-name="T4">In order to make the user aware of why the information collected is important and how it will be used, a popup for such information will be displayed after clicking the ‘?’ button. </text:span></text:p>
      <text:p text:style-name="P7"/>
      <text:p text:style-name="P8"><text:bookmark text:name="docs-internal-guid-5749ef0f-24a9-1764-4318-85c89169287e"/><text:span text:style-name="T5">Justified with respect to P1:</text:span></text:p>
      <text:p text:style-name="P9"><text:span text:style-name="T6">In our user study from p1, we found that there were users that had issues as far as transparency or allergy information in recipes are concerned. One of the interviews we conducted was of a vegetarian mom </text:span><text:span text:style-name="T7">who had a 6 year old child with gluten, almonds and dairy allergies. She stated that most of the recipes online had transparency issues and had parts of ingredients hidden so she had to be extra careful while using any information. She also stated that she had to consider all of the allergies before making anything for the family on a daily basis. Hence a feature such as this, which takes into account all dietary needs for users after tagging recipes of their ingredients and filtering them off based on such allergies, is a good way to help users not worry about what </text:span><text:span text:style-name="T8">recipes their children might not be allowed or are allergic towards. Furthermore, worrying about combined dietary needs of the family and taking into account everyone’s allergies is also a painstaking problem that people face, which can be solved by this feature using </text:span><text:soft-page-break/><text:span text:style-name="T8">the ‘groups options’. T</text:span><text:span text:style-name="T9">eaching</text:span><text:span text:style-name="T8"> childre</text:span><text:span text:style-name="T9">n more about these restrictions and allergies, we think is an integral part of the experience that we want the families to go through and hence we design a ‘learning more’ option for dietary restrictions with vibrant visuals so that kids can learn and converse with their parents more on their dietary needs. </text:span></text:p>
      <text:p text:style-name="P1"/>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00:00:27.004628098</meta:creation-date>
    <dc:date>2018-05-03T02:47:37.133185681</dc:date>
    <meta:editing-duration>PT8M28S</meta:editing-duration>
    <meta:editing-cycles>2</meta:editing-cycles>
    <meta:generator>LibreOffice/5.1.6.2$Linux_X86_64 LibreOffice_project/10m0$Build-2</meta:generator>
    <meta:document-statistic meta:table-count="0" meta:image-count="0" meta:object-count="0" meta:page-count="2" meta:paragraph-count="12" meta:word-count="751" meta:character-count="4373" meta:non-whitespace-character-count="3626"/>
  </office:meta>
</office:document-meta>
</file>